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4">
      <style:table-cell-properties style:vertical-align="automatic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nde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16381" table:default-cell-style-name="ce2"/>
        <table:table-row table:style-name="ro1">
          <table:table-cell office:value-type="string" table:style-name="ce2">
            <text:p>Wat</text:p>
          </table:table-cell>
          <table:table-cell office:value-type="string" table:style-name="ce3">
            <text:p>Datum</text:p>
          </table:table-cell>
          <table:table-cell office:value-type="string" table:style-name="ce4">
            <text:p>St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5-07-27T00:00:00" table:style-name="ce5">
            <text:p>27/07/2015</text:p>
          </table:table-cell>
          <table:table-cell office:value-type="float" office:value="6192" table:style-name="ce4">
            <text:p>6.192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5-07-27T00:00:00" table:style-name="ce5">
            <text:p>27/07/2015</text:p>
          </table:table-cell>
          <table:table-cell office:value-type="float" office:value="4627" table:style-name="ce4">
            <text:p>4.627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5-07-27T00:00:00" table:style-name="ce5">
            <text:p>27/07/2015</text:p>
          </table:table-cell>
          <table:table-cell office:value-type="float" office:value="7689" table:style-name="ce4">
            <text:p>7.689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7-02-07T00:00:00" table:style-name="ce5">
            <text:p>07/02/2017</text:p>
          </table:table-cell>
          <table:table-cell office:value-type="float" office:value="10394" table:style-name="ce4">
            <text:p>10.394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7-02-07T00:00:00" table:style-name="ce5">
            <text:p>07/02/2017</text:p>
          </table:table-cell>
          <table:table-cell office:value-type="float" office:value="6209" table:style-name="ce4">
            <text:p>6.209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7-02-07T00:00:00" table:style-name="ce5">
            <text:p>07/02/2017</text:p>
          </table:table-cell>
          <table:table-cell office:value-type="float" office:value="12498" table:style-name="ce4">
            <text:p>12.498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8-02-10T00:00:00" table:style-name="ce5">
            <text:p>10/02/2018</text:p>
          </table:table-cell>
          <table:table-cell office:value-type="float" office:value="13592" table:style-name="ce4">
            <text:p>13.592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8-02-10T00:00:00" table:style-name="ce5">
            <text:p>10/02/2018</text:p>
          </table:table-cell>
          <table:table-cell office:value-type="float" office:value="7258" table:style-name="ce4">
            <text:p>7.258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8-02-10T00:00:00" table:style-name="ce5">
            <text:p>10/02/2018</text:p>
          </table:table-cell>
          <table:table-cell office:value-type="float" office:value="15848" table:style-name="ce4">
            <text:p>15.848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9-02-10T00:00:00" table:style-name="ce5">
            <text:p>10/02/2019</text:p>
          </table:table-cell>
          <table:table-cell office:value-type="float" office:value="14270.1" table:style-name="ce4">
            <text:p>14.270,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9-02-10T00:00:00" table:style-name="ce5">
            <text:p>10/02/2019</text:p>
          </table:table-cell>
          <table:table-cell office:value-type="float" office:value="8275.4840000000004" table:style-name="ce4">
            <text:p>8.275,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19-02-10T00:00:00" table:style-name="ce5">
            <text:p>10/02/2019</text:p>
          </table:table-cell>
          <table:table-cell office:value-type="float" office:value="395.00400000000002" table:style-name="ce4">
            <text:p>395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9-02-10T00:00:00" table:style-name="ce5">
            <text:p>10/02/2019</text:p>
          </table:table-cell>
          <table:table-cell office:value-type="float" office:value="18047" table:style-name="ce4">
            <text:p>18.047,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13728.7" table:style-name="ce4">
            <text:p>13.728,7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8630.134" table:style-name="ce4">
            <text:p>8.630,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425.01499999999999" table:style-name="ce4">
            <text:p>425,0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18561.7" table:style-name="ce4">
            <text:p>18.561,7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19-11-30T00:00:00" table:style-name="ce5">
            <text:p>30/11/2019</text:p>
          </table:table-cell>
          <table:table-cell office:value-type="float" office:value="13737" table:style-name="ce4">
            <text:p>13.737,0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19-11-30T00:00:00" table:style-name="ce5">
            <text:p>30/11/2019</text:p>
          </table:table-cell>
          <table:table-cell office:value-type="float" office:value="448.08300000000003" table:style-name="ce4">
            <text:p>448,0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19-11-30T00:00:00" table:style-name="ce5">
            <text:p>30/11/2019</text:p>
          </table:table-cell>
          <table:table-cell office:value-type="float" office:value="8879.2469999999994" table:style-name="ce4">
            <text:p>8.879,2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19-11-30T00:00:00" table:style-name="ce5">
            <text:p>30/11/2019</text:p>
          </table:table-cell>
          <table:table-cell office:value-type="float" office:value="19207.400000000001" table:style-name="ce4">
            <text:p>19.207,4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1-01-05T00:00:00" table:style-name="ce5">
            <text:p>05/01/2021</text:p>
          </table:table-cell>
          <table:table-cell office:value-type="float" office:value="14066.9" table:style-name="ce4">
            <text:p>14.066,9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1-01-05T00:00:00" table:style-name="ce5">
            <text:p>05/01/2021</text:p>
          </table:table-cell>
          <table:table-cell office:value-type="float" office:value="10020.239" table:style-name="ce4">
            <text:p>10.020,2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1-01-05T00:00:00" table:style-name="ce5">
            <text:p>05/01/2021</text:p>
          </table:table-cell>
          <table:table-cell office:value-type="float" office:value="516.25599999999997" table:style-name="ce4">
            <text:p>516,2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1-01-05T00:00:00" table:style-name="ce5">
            <text:p>05/01/2021</text:p>
          </table:table-cell>
          <table:table-cell office:value-type="float" office:value="21021.8" table:style-name="ce4">
            <text:p>21.021,8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0-02-12T00:00:00" table:style-name="ce5">
            <text:p>12/02/2020</text:p>
          </table:table-cell>
          <table:table-cell office:value-type="float" office:value="14278.2" table:style-name="ce4">
            <text:p>14.278,2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0-02-12T00:00:00" table:style-name="ce5">
            <text:p>12/02/2020</text:p>
          </table:table-cell>
          <table:table-cell office:value-type="float" office:value="462.161" table:style-name="ce4">
            <text:p>462,1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0-02-12T00:00:00" table:style-name="ce5">
            <text:p>12/02/2020</text:p>
          </table:table-cell>
          <table:table-cell office:value-type="float" office:value="9296.32" table:style-name="ce4">
            <text:p>9.296,3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0-02-12T00:00:00" table:style-name="ce5">
            <text:p>12/02/2020</text:p>
          </table:table-cell>
          <table:table-cell office:value-type="float" office:value="19769.7" table:style-name="ce4">
            <text:p>19.769,7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0-07-30T00:00:00" table:style-name="ce5">
            <text:p>30/07/2020</text:p>
          </table:table-cell>
          <table:table-cell office:value-type="float" office:value="13693.3" table:style-name="ce4">
            <text:p>13.693,3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0-07-30T00:00:00" table:style-name="ce5">
            <text:p>30/07/2020</text:p>
          </table:table-cell>
          <table:table-cell office:value-type="float" office:value="490.351" table:style-name="ce4">
            <text:p>490,35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0-07-30T00:00:00" table:style-name="ce5">
            <text:p>30/07/2020</text:p>
          </table:table-cell>
          <table:table-cell office:value-type="float" office:value="9604.6049999999996" table:style-name="ce4">
            <text:p>9.604,6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0-07-30T00:00:00" table:style-name="ce5">
            <text:p>30/07/2020</text:p>
          </table:table-cell>
          <table:table-cell office:value-type="float" office:value="20264.5" table:style-name="ce4">
            <text:p>20.264,5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1-02-02T00:00:00" table:style-name="ce5">
            <text:p>02/02/2021</text:p>
          </table:table-cell>
          <table:table-cell office:value-type="float" office:value="14304.9" table:style-name="ce4">
            <text:p>14.304,9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1-02-02T00:00:00" table:style-name="ce5">
            <text:p>02/02/2021</text:p>
          </table:table-cell>
          <table:table-cell office:value-type="float" office:value="521.42999999999995" table:style-name="ce4">
            <text:p>521,4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1-02-02T00:00:00" table:style-name="ce5">
            <text:p>02/02/2021</text:p>
          </table:table-cell>
          <table:table-cell office:value-type="float" office:value="10193.986999999999" table:style-name="ce4">
            <text:p>10.193,99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1-02-02T00:00:00" table:style-name="ce5">
            <text:p>02/02/2021</text:p>
          </table:table-cell>
          <table:table-cell office:value-type="float" office:value="21213.9" table:style-name="ce4">
            <text:p>21.213,9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1-07-20T00:00:00" table:style-name="ce5">
            <text:p>20/07/2021</text:p>
          </table:table-cell>
          <table:table-cell office:value-type="float" office:value="548.66700000000003" table:style-name="ce4">
            <text:p>548,67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1-10-13T00:00:00" table:style-name="ce5">
            <text:p>13/10/2021</text:p>
          </table:table-cell>
          <table:table-cell office:value-type="float" office:value="13857.5" table:style-name="ce4">
            <text:p>13.857,5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1-10-13T00:00:00" table:style-name="ce5">
            <text:p>13/10/2021</text:p>
          </table:table-cell>
          <table:table-cell office:value-type="float" office:value="10650.64" table:style-name="ce4">
            <text:p>10.650,6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1-10-13T00:00:00" table:style-name="ce5">
            <text:p>13/10/2021</text:p>
          </table:table-cell>
          <table:table-cell office:value-type="float" office:value="560.322" table:style-name="ce4">
            <text:p>560,3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1-10-13T00:00:00" table:style-name="ce5">
            <text:p>13/10/2021</text:p>
          </table:table-cell>
          <table:table-cell office:value-type="float" office:value="21911" table:style-name="ce4">
            <text:p>21.911,0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2-02-01T00:00:00" table:style-name="ce5">
            <text:p>01/02/2022</text:p>
          </table:table-cell>
          <table:table-cell office:value-type="float" office:value="14563.3" table:style-name="ce4">
            <text:p>14.563,3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2-02-01T00:00:00" table:style-name="ce5">
            <text:p>01/02/2022</text:p>
          </table:table-cell>
          <table:table-cell office:value-type="float" office:value="11143.055" table:style-name="ce4">
            <text:p>11.143,06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2-02-01T00:00:00" table:style-name="ce5">
            <text:p>01/02/2022</text:p>
          </table:table-cell>
          <table:table-cell office:value-type="float" office:value="577.32100000000003" table:style-name="ce4">
            <text:p>577,3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2-02-01T00:00:00" table:style-name="ce5">
            <text:p>01/02/2022</text:p>
          </table:table-cell>
          <table:table-cell office:value-type="float" office:value="22644.799999999999" table:style-name="ce4">
            <text:p>22.644,8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2-07-20T00:00:00" table:style-name="ce5">
            <text:p>20/07/2022</text:p>
          </table:table-cell>
          <table:table-cell office:value-type="float" office:value="602.99800000000005" table:style-name="ce4">
            <text:p>603,0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2-07-20T00:00:00" table:style-name="ce5">
            <text:p>20/07/2022</text:p>
          </table:table-cell>
          <table:table-cell office:value-type="float" office:value="13992.9" table:style-name="ce4">
            <text:p>13.992,9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2-07-20T00:00:00" table:style-name="ce5">
            <text:p>20/07/2022</text:p>
          </table:table-cell>
          <table:table-cell office:value-type="float" office:value="11485.989" table:style-name="ce4">
            <text:p>11.485,9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2-07-20T00:00:00" table:style-name="ce5">
            <text:p>20/07/2022</text:p>
          </table:table-cell>
          <table:table-cell office:value-type="float" office:value="22899.9" table:style-name="ce4">
            <text:p>22.899,9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01-08T00:00:00" table:style-name="ce5">
            <text:p>08/01/2023</text:p>
          </table:table-cell>
          <table:table-cell office:value-type="float" office:value="14244.3" table:style-name="ce4">
            <text:p>14.244,3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3-01-08T00:00:00" table:style-name="ce5">
            <text:p>08/01/2023</text:p>
          </table:table-cell>
          <table:table-cell office:value-type="float" office:value="11820.766" table:style-name="ce4">
            <text:p>11.820,7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1-08T00:00:00" table:style-name="ce5">
            <text:p>08/01/2023</text:p>
          </table:table-cell>
          <table:table-cell office:value-type="float" office:value="629.06299999999999" table:style-name="ce4">
            <text:p>629,0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01-08T00:00:00" table:style-name="ce5">
            <text:p>08/01/2023</text:p>
          </table:table-cell>
          <table:table-cell office:value-type="float" office:value="23556.9" table:style-name="ce4">
            <text:p>23.556,9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01-31T00:00:00" table:style-name="ce5">
            <text:p>31/01/2023</text:p>
          </table:table-cell>
          <table:table-cell office:value-type="float" office:value="14381.5" table:style-name="ce4">
            <text:p>14.381,5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1-31T00:00:00" table:style-name="ce5">
            <text:p>31/01/2023</text:p>
          </table:table-cell>
          <table:table-cell office:value-type="float" office:value="632.149" table:style-name="ce4">
            <text:p>632,1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3-01-31T00:00:00" table:style-name="ce5">
            <text:p>31/01/2023</text:p>
          </table:table-cell>
          <table:table-cell office:value-type="float" office:value="11943.166999999999" table:style-name="ce4">
            <text:p>11.943,17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01-31T00:00:00" table:style-name="ce5">
            <text:p>31/01/2023</text:p>
          </table:table-cell>
          <table:table-cell office:value-type="float" office:value="23708.2" table:style-name="ce4">
            <text:p>23.708,20</text:p>
          </table:table-cell>
          <table:table-cell office:value-type="string" table:style-name="ce2">
            <text:p>Doorgegev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6-24T00:00:00" table:style-name="ce5">
            <text:p>24/06/2023</text:p>
          </table:table-cell>
          <table:table-cell office:value-type="float" office:value="665.19899999999996" table:style-name="ce4">
            <text:p>665,2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6-25T00:00:00" table:style-name="ce5">
            <text:p>25/06/2023</text:p>
          </table:table-cell>
          <table:table-cell office:value-type="float" office:value="676.096" table:style-name="ce4">
            <text:p>676,1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678.38800000000003" table:style-name="ce4">
            <text:p>678,3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2301.177" table:style-name="ce4">
            <text:p>12.301,1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4326.8" table:style-name="ce4">
            <text:p>14.326,8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24319.4" table:style-name="ce4">
            <text:p>24.319,4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07-14T00:00:00" table:style-name="ce5">
            <text:p>14/07/2023</text:p>
          </table:table-cell>
          <table:table-cell office:value-type="float" office:value="14314.7" table:style-name="ce4">
            <text:p>14.314,7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07-14T00:00:00" table:style-name="ce5">
            <text:p>14/07/2023</text:p>
          </table:table-cell>
          <table:table-cell office:value-type="float" office:value="24377" table:style-name="ce4">
            <text:p>24.377,0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07-26T00:00:00" table:style-name="ce5">
            <text:p>26/07/2023</text:p>
          </table:table-cell>
          <table:table-cell office:value-type="float" office:value="687.25900000000001" table:style-name="ce4">
            <text:p>687,26</text:p>
          </table:table-cell>
          <table:table-cell office:value-type="string" table:style-name="ce2">
            <text:p>Doorgegeve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3-07-26T00:00:00" table:style-name="ce5">
            <text:p>26/07/2023</text:p>
          </table:table-cell>
          <table:table-cell office:value-type="float" office:value="12311.94" table:style-name="ce4">
            <text:p>12.311,9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07-26T00:00:00" table:style-name="ce5">
            <text:p>26/07/2023</text:p>
          </table:table-cell>
          <table:table-cell office:value-type="float" office:value="14269.6" table:style-name="ce4">
            <text:p>14.269,6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07-26T00:00:00" table:style-name="ce5">
            <text:p>26/07/2023</text:p>
          </table:table-cell>
          <table:table-cell office:value-type="float" office:value="24411.5" table:style-name="ce4">
            <text:p>24.411,5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3-12-30T00:00:00" table:style-name="ce5">
            <text:p>30/12/2023</text:p>
          </table:table-cell>
          <table:table-cell office:value-type="float" office:value="714.51599999999996" table:style-name="ce4">
            <text:p>714,5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3-12-30T00:00:00" table:style-name="ce5">
            <text:p>30/12/2023</text:p>
          </table:table-cell>
          <table:table-cell office:value-type="float" office:value="12639.42" table:style-name="ce4">
            <text:p>12.639,42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3-12-30T00:00:00" table:style-name="ce5">
            <text:p>30/12/2023</text:p>
          </table:table-cell>
          <table:table-cell office:value-type="float" office:value="14739.8" table:style-name="ce4">
            <text:p>14.739,8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3-12-30T00:00:00" table:style-name="ce5">
            <text:p>30/12/2023</text:p>
          </table:table-cell>
          <table:table-cell office:value-type="float" office:value="25138.3" table:style-name="ce4">
            <text:p>25.138,3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4-04-02T00:00:00" table:style-name="ce5">
            <text:p>02/04/2024</text:p>
          </table:table-cell>
          <table:table-cell office:value-type="float" office:value="721.28300000000002" table:style-name="ce4">
            <text:p>721,2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4-04-02T00:00:00" table:style-name="ce5">
            <text:p>02/04/2024</text:p>
          </table:table-cell>
          <table:table-cell office:value-type="float" office:value="12840.509" table:style-name="ce4">
            <text:p>12.840,51</text:p>
          </table:table-cell>
          <table:table-cell office:value-type="string" table:style-name="ce2">
            <text:p>Doorgegeve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4-04-02T00:00:00" table:style-name="ce5">
            <text:p>02/04/2024</text:p>
          </table:table-cell>
          <table:table-cell office:value-type="float" office:value="14967.6" table:style-name="ce4">
            <text:p>14.967,60</text:p>
          </table:table-cell>
          <table:table-cell office:value-type="string" table:style-name="ce2">
            <text:p>Doorgegeve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4-04-02T00:00:00" table:style-name="ce5">
            <text:p>02/04/2024</text:p>
          </table:table-cell>
          <table:table-cell office:value-type="float" office:value="25390.2" table:style-name="ce4">
            <text:p>25.390,20</text:p>
          </table:table-cell>
          <table:table-cell office:value-type="string" table:style-name="ce2">
            <text:p>Doorgegeven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4-06-15T00:00:00" table:style-name="ce5">
            <text:p>15/06/2024</text:p>
          </table:table-cell>
          <table:table-cell office:value-type="float" office:value="746.46500000000003" table:style-name="ce4">
            <text:p>746,47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4-06-15T00:00:00" table:style-name="ce5">
            <text:p>15/06/2024</text:p>
          </table:table-cell>
          <table:table-cell office:value-type="float" office:value="13145.664000000001" table:style-name="ce4">
            <text:p>13.145,66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4-09-01T00:00:00" table:style-name="ce5">
            <text:p>01/09/2024</text:p>
          </table:table-cell>
          <table:table-cell office:value-type="float" office:value="758.49400000000003" table:style-name="ce4">
            <text:p>758,49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4-09-01T00:00:00" table:style-name="ce5">
            <text:p>01/09/2024</text:p>
          </table:table-cell>
          <table:table-cell office:value-type="float" office:value="13185.867" table:style-name="ce4">
            <text:p>13.185,87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Water</text:p>
          </table:table-cell>
          <table:table-cell office:value-type="date" office:date-value="2024-11-02T00:00:00" table:style-name="ce5">
            <text:p>02/11/2024</text:p>
          </table:table-cell>
          <table:table-cell office:value-type="float" office:value="770.02700000000004" table:style-name="ce4">
            <text:p>770,0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as</text:p>
          </table:table-cell>
          <table:table-cell office:value-type="date" office:date-value="2024-11-02T00:00:00" table:style-name="ce5">
            <text:p>02/11/2024</text:p>
          </table:table-cell>
          <table:table-cell office:value-type="float" office:value="13271.31" table:style-name="ce4">
            <text:p>13.271,3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Dag</text:p>
          </table:table-cell>
          <table:table-cell office:value-type="date" office:date-value="2024-11-02T00:00:00" table:style-name="ce5">
            <text:p>02/11/2024</text:p>
          </table:table-cell>
          <table:table-cell office:value-type="float" office:value="14562.1" table:style-name="ce4">
            <text:p>14.562,10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EL.Nacht</text:p>
          </table:table-cell>
          <table:table-cell office:value-type="date" office:date-value="2024-11-02T00:00:00" table:style-name="ce5">
            <text:p>02/11/2024</text:p>
          </table:table-cell>
          <table:table-cell office:value-type="float" office:value="26263.7" table:style-name="ce4">
            <text:p>26.263,70</text:p>
          </table:table-cell>
          <table:table-cell table:number-columns-repeated="16381" table:style-name="ce2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Standen.A1:Standen.F8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Wij</meta:initial-creator>
    <dc:creator>Jochen Mariën</dc:creator>
    <meta:creation-date>2019-02-10T18:24:21Z</meta:creation-date>
    <dc:date>2024-11-02T14:55:08Z</dc:date>
    <meta:editing-cycles>8</meta:editing-cycles>
    <meta:editing-duration>PT2620S</meta:editing-duration>
    <meta:user-defined meta:name="AppVersion">15.0000</meta:user-defined>
  </office:meta>
</office:document-meta>
</file>